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1" svg:font-family="Consolas" style:font-family-generic="modern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margin-top="0.0402in" fo:margin-bottom="0.0402in" loext:contextual-spacing="false" style:writing-mode="page"/>
      <style:text-properties fo:font-size="20pt" officeooo:rsid="00100073" officeooo:paragraph-rsid="00100073" style:font-size-asian="17.5pt" style:font-size-complex="20pt"/>
    </style:style>
    <style:style style:name="P2" style:family="paragraph" style:parent-style-name="Text_20_body">
      <style:text-properties officeooo:paragraph-rsid="00100073"/>
    </style:style>
    <style:style style:name="P3" style:family="paragraph" style:parent-style-name="Text_20_body">
      <style:text-properties officeooo:paragraph-rsid="0013c9ce"/>
    </style:style>
    <style:style style:name="P4" style:family="paragraph" style:parent-style-name="Text_20_body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color="#000000" style:font-name="Liberation Serif" fo:font-size="12pt" fo:background-color="#ffffff" style:font-size-asian="12pt" style:font-name-complex="Liberation Serif1" style:font-size-complex="12pt"/>
    </style:style>
    <style:style style:name="P6" style:family="paragraph" style:parent-style-name="Text_20_body">
      <style:text-properties fo:color="#000000" style:font-name="Liberation Serif" fo:font-size="12pt" officeooo:paragraph-rsid="0013c9ce" fo:background-color="#ffffff" style:font-size-asian="12pt" style:font-name-complex="Liberation Serif1" style:font-size-complex="12pt"/>
    </style:style>
    <style:style style:name="P7" style:family="paragraph" style:parent-style-name="Text_20_body">
      <style:text-properties fo:color="#000000" style:font-name="Liberation Serif" fo:font-size="12pt" officeooo:rsid="001758b2" officeooo:paragraph-rsid="0018c6cc" fo:background-color="#ffffff" style:font-size-asian="12pt" style:font-name-complex="Courier New1" style:font-size-complex="12pt"/>
    </style:style>
    <style:style style:name="P8" style:family="paragraph" style:parent-style-name="Text_20_body">
      <style:text-properties fo:color="#000000" style:font-name="Liberation Serif" fo:font-size="12pt" officeooo:rsid="00228bd1" officeooo:paragraph-rsid="00228bd1" fo:background-color="#ffffff" style:font-size-asian="10.5pt" style:font-size-complex="12pt"/>
    </style:style>
    <style:style style:name="P9" style:family="paragraph" style:parent-style-name="Text_20_body">
      <style:text-properties fo:color="#000000" style:font-name="Liberation Serif" fo:font-size="12pt" officeooo:rsid="002147df" officeooo:paragraph-rsid="00228bd1" fo:background-color="#ffffff" style:font-size-asian="10.5pt" style:font-size-complex="12pt"/>
    </style:style>
    <style:style style:name="P10" style:family="paragraph" style:parent-style-name="Text_20_body">
      <style:text-properties fo:color="#000000" style:font-name="Liberation Serif" fo:font-size="12pt" officeooo:rsid="00207552" officeooo:paragraph-rsid="001fb738" fo:background-color="#ffffff" style:font-size-asian="10.5pt" style:font-size-complex="12pt"/>
    </style:style>
    <style:style style:name="P11" style:family="paragraph" style:parent-style-name="Text_20_body">
      <style:text-properties fo:color="#000000" style:font-name="Liberation Serif" fo:font-size="12pt" officeooo:rsid="001e2c41" officeooo:paragraph-rsid="001e2c41" fo:background-color="#ffffff" style:font-size-asian="10.5pt" style:font-size-complex="12pt"/>
    </style:style>
    <style:style style:name="P12" style:family="paragraph" style:parent-style-name="Text_20_body">
      <style:paragraph-properties fo:text-align="start" style:justify-single-word="false"/>
      <style:text-properties fo:color="#000000" style:font-name="Liberation Serif1" fo:font-size="12pt" style:text-underline-style="none" fo:font-weight="normal" officeooo:rsid="001065b3" officeooo:paragraph-rsid="0012c030" fo:background-color="#ffffff" style:font-size-asian="12pt" style:font-weight-asian="normal" style:font-name-complex="Liberation Serif1" style:font-size-complex="12pt" style:font-weight-complex="normal"/>
    </style:style>
    <style:style style:name="P13" style:family="paragraph" style:parent-style-name="Text_20_body">
      <style:text-properties style:font-name="Liberation Serif" fo:font-size="12pt" officeooo:rsid="001758b2" officeooo:paragraph-rsid="001758b2" style:font-size-asian="12pt" style:font-size-complex="12pt"/>
    </style:style>
    <style:style style:name="P14" style:family="paragraph" style:parent-style-name="Text_20_body">
      <style:text-properties style:font-name="Liberation Serif" fo:font-size="12pt" officeooo:rsid="001758b2" officeooo:paragraph-rsid="0018c6cc" style:font-size-asian="12pt" style:font-size-complex="12pt"/>
    </style:style>
    <style:style style:name="P15" style:family="paragraph" style:parent-style-name="Text_20_body">
      <style:text-properties officeooo:paragraph-rsid="0016ab96"/>
    </style:style>
    <style:style style:name="P16" style:family="paragraph" style:parent-style-name="Text_20_body">
      <style:text-properties officeooo:paragraph-rsid="001758b2"/>
    </style:style>
    <style:style style:name="P17" style:family="paragraph" style:parent-style-name="Text_20_body">
      <style:text-properties officeooo:rsid="001a4322" officeooo:paragraph-rsid="001a4322"/>
    </style:style>
    <style:style style:name="P18" style:family="paragraph" style:parent-style-name="Text_20_body">
      <style:text-properties officeooo:paragraph-rsid="001aaed7"/>
    </style:style>
    <style:style style:name="P19" style:family="paragraph" style:parent-style-name="Text_20_body">
      <style:text-properties officeooo:paragraph-rsid="001c23fc"/>
    </style:style>
    <style:style style:name="P20" style:family="paragraph" style:parent-style-name="Text_20_body">
      <style:text-properties officeooo:rsid="001d7220" officeooo:paragraph-rsid="001e2c41"/>
    </style:style>
    <style:style style:name="P21" style:family="paragraph" style:parent-style-name="Text_20_body">
      <style:text-properties officeooo:paragraph-rsid="002147df"/>
    </style:style>
    <style:style style:name="P22" style:family="paragraph" style:parent-style-name="Text_20_body">
      <style:text-properties officeooo:rsid="002147df" officeooo:paragraph-rsid="00228bd1"/>
    </style:style>
    <style:style style:name="P23" style:family="paragraph" style:parent-style-name="Text_20_body">
      <style:text-properties officeooo:rsid="00228bd1" officeooo:paragraph-rsid="00228bd1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00073" officeooo:paragraph-rsid="0010007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paragraph-rsid="0010007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paragraph-rsid="0010007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paragraph-rsid="001065b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00073" officeooo:paragraph-rsid="0010007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65b3" officeooo:paragraph-rsid="001065b3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style:font-name="Consolas" fo:font-size="9.5pt" officeooo:paragraph-rsid="0013c9ce" fo:background-color="#ffffff" style:font-size-asian="9.5pt" style:font-name-complex="Consolas"/>
    </style:style>
    <style:style style:name="P31" style:family="paragraph" style:parent-style-name="Standard">
      <style:text-properties fo:color="#000000" style:font-name="Liberation Serif1" fo:font-size="12pt" officeooo:paragraph-rsid="0013c9ce" fo:background-color="#ffffff" style:font-size-asian="12pt" style:font-name-complex="Liberation Serif1" style:font-size-complex="12pt"/>
    </style:style>
    <style:style style:name="P32" style:family="paragraph" style:parent-style-name="Standard">
      <style:text-properties fo:color="#000000" style:font-name="Liberation Serif" fo:font-size="12pt" officeooo:paragraph-rsid="001698ba" fo:background-color="#ffffff" style:font-size-asian="12pt" style:font-name-complex="Liberation Serif1" style:font-size-complex="12pt"/>
    </style:style>
    <style:style style:name="P33" style:family="paragraph" style:parent-style-name="Standard">
      <style:text-properties fo:color="#000000" style:font-name="Liberation Serif" fo:font-size="12pt" officeooo:rsid="0016ab96" officeooo:paragraph-rsid="0016ab96" fo:background-color="#ffffff" style:font-size-asian="12pt" style:font-name-complex="Liberation Serif1" style:font-size-complex="12pt"/>
    </style:style>
    <style:style style:name="P34" style:family="paragraph" style:parent-style-name="Standard">
      <style:text-properties officeooo:paragraph-rsid="0013c9ce"/>
    </style:style>
    <style:style style:name="P35" style:family="paragraph" style:parent-style-name="Standard">
      <style:paragraph-properties fo:text-align="start" style:justify-single-word="false"/>
      <style:text-properties style:font-name="Courier New" fo:font-size="9pt" style:text-underline-style="none" fo:font-weight="normal" officeooo:paragraph-rsid="001065b3" style:font-size-asian="9pt" style:font-weight-asian="normal" style:font-size-complex="9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ourier New" fo:font-size="8pt" style:text-underline-style="none" fo:font-weight="normal" officeooo:paragraph-rsid="001065b3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8pt" style:text-underline-style="none" fo:font-weight="normal" officeooo:paragraph-rsid="001065b3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ourier New1" fo:font-size="10pt" style:text-underline-style="none" fo:font-weight="normal" officeooo:paragraph-rsid="001065b3" style:font-size-asian="10pt" style:font-weight-asian="normal" style:font-name-complex="Courier New1" style:font-size-complex="10pt" style:font-weight-complex="normal"/>
    </style:style>
    <style:style style:name="P39" style:family="paragraph" style:parent-style-name="Heading_20_2">
      <style:text-properties officeooo:paragraph-rsid="00100073"/>
    </style:style>
    <style:style style:name="P40" style:family="paragraph" style:parent-style-name="Heading_20_2">
      <style:text-properties officeooo:paragraph-rsid="0012c030"/>
    </style:style>
    <style:style style:name="P41" style:family="paragraph" style:parent-style-name="Heading_20_2">
      <style:text-properties officeooo:rsid="0018c6cc" officeooo:paragraph-rsid="0018c6cc"/>
    </style:style>
    <style:style style:name="T1" style:family="text">
      <style:text-properties officeooo:rsid="00100073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100073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065b3" style:font-size-asian="12pt" style:font-weight-asian="normal" style:font-size-complex="12pt" style:font-weight-complex="normal"/>
    </style:style>
    <style:style style:name="T6" style:family="text">
      <style:text-properties officeooo:rsid="001065b3"/>
    </style:style>
    <style:style style:name="T7" style:family="text">
      <style:text-properties style:font-name="Courier New1" fo:font-size="10pt" style:font-size-asian="10pt" style:font-name-complex="Courier New1" style:font-size-complex="10pt"/>
    </style:style>
    <style:style style:name="T8" style:family="text">
      <style:text-properties fo:color="#000000" style:font-name="Liberation Serif1" fo:font-size="12pt" fo:background-color="#ffffff" loext:char-shading-value="0" style:font-size-asian="12pt" style:font-name-complex="Liberation Serif1" style:font-size-complex="12pt"/>
    </style:style>
    <style:style style:name="T9" style:family="text">
      <style:text-properties fo:color="#000000" style:font-name="Liberation Serif1" fo:font-size="12pt" officeooo:rsid="001c23fc" fo:background-color="#ffffff" loext:char-shading-value="0" style:font-size-asian="12pt" style:font-name-complex="Liberation Serif1" style:font-size-complex="12pt"/>
    </style:style>
    <style:style style:name="T10" style:family="text">
      <style:text-properties fo:color="#000000" style:font-name="Courier New1" fo:font-size="10pt" fo:background-color="#ffffff" loext:char-shading-value="0" style:font-size-asian="10pt" style:font-name-complex="Courier New1" style:font-size-complex="10pt"/>
    </style:style>
    <style:style style:name="T11" style:family="text">
      <style:text-properties fo:color="#000000" style:font-name="Courier New1" fo:font-size="10pt" officeooo:rsid="001c23fc" fo:background-color="#ffffff" loext:char-shading-value="0" style:font-size-asian="10pt" style:font-name-complex="Courier New1" style:font-size-complex="10pt"/>
    </style:style>
    <style:style style:name="T12" style:family="text">
      <style:text-properties fo:color="#000000" style:font-name="Consolas" fo:font-size="9.5pt" fo:background-color="#ffffff" loext:char-shading-value="0" style:font-size-asian="9.5pt"/>
    </style:style>
    <style:style style:name="T13" style:family="text">
      <style:text-properties fo:color="#000000" style:font-name="Consolas" fo:font-size="9.5pt" fo:background-color="#ffffff" loext:char-shading-value="0" style:font-size-asian="9.5pt" style:font-name-complex="Consolas" style:font-size-complex="10pt"/>
    </style:style>
    <style:style style:name="T14" style:family="text">
      <style:text-properties fo:color="#000000" style:font-name="Consolas" fo:font-size="9.5pt" fo:background-color="#ffffff" loext:char-shading-value="0" style:font-size-asian="9.5pt" style:font-name-complex="Courier New1"/>
    </style:style>
    <style:style style:name="T15" style:family="text">
      <style:text-properties fo:color="#000000" style:font-name="Consolas" fo:font-size="9.5pt" officeooo:rsid="0018c6cc" fo:background-color="#ffffff" loext:char-shading-value="0" style:font-size-asian="9.5pt" style:font-name-complex="Courier New1"/>
    </style:style>
    <style:style style:name="T16" style:family="text">
      <style:text-properties fo:color="#000000" style:font-name="Consolas" fo:font-size="9.5pt" officeooo:rsid="001aaed7" fo:background-color="#ffffff" loext:char-shading-value="0" style:font-size-asian="9.5pt" style:font-size-complex="12pt"/>
    </style:style>
    <style:style style:name="T17" style:family="text">
      <style:text-properties fo:color="#000000" style:font-name="Consolas1" fo:font-size="9.5pt" fo:background-color="#ffffff" loext:char-shading-value="0" style:font-size-asian="9.5pt" style:font-name-complex="Consolas1" style:font-size-complex="10pt"/>
    </style:style>
    <style:style style:name="T18" style:family="text">
      <style:text-properties fo:color="#000000" style:font-name="Consolas1" fo:font-size="9.5pt" officeooo:rsid="001c23fc" fo:background-color="#ffffff" loext:char-shading-value="0" style:font-size-asian="9.5pt" style:font-name-complex="Consolas1" style:font-size-complex="10pt"/>
    </style:style>
    <style:style style:name="T19" style:family="text">
      <style:text-properties fo:color="#000000" fo:background-color="#ffffff" loext:char-shading-value="0" style:font-name-complex="Courier New1"/>
    </style:style>
    <style:style style:name="T20" style:family="text">
      <style:text-properties fo:color="#000000" officeooo:rsid="0018c6cc" fo:background-color="#ffffff" loext:char-shading-value="0" style:font-name-complex="Courier New1"/>
    </style:style>
    <style:style style:name="T21" style:family="text">
      <style:text-properties fo:color="#000000" fo:background-color="#ffffff" loext:char-shading-value="0" style:font-name-complex="Liberation Serif1"/>
    </style:style>
    <style:style style:name="T22" style:family="text">
      <style:text-properties fo:color="#000000" officeooo:rsid="001698ba" fo:background-color="#ffffff" loext:char-shading-value="0" style:font-name-complex="Liberation Serif1"/>
    </style:style>
    <style:style style:name="T23" style:family="text">
      <style:text-properties fo:color="#000000" officeooo:rsid="0016ab96" fo:background-color="#ffffff" loext:char-shading-value="0" style:font-name-complex="Liberation Serif1"/>
    </style:style>
    <style:style style:name="T24" style:family="text">
      <style:text-properties fo:color="#000000" fo:background-color="#ffffff" loext:char-shading-value="0" style:font-size-asian="10.5pt" style:font-name-complex="Courier New1"/>
    </style:style>
    <style:style style:name="T25" style:family="text">
      <style:text-properties fo:color="#000000" style:font-name="Liberation Serif" fo:font-size="12pt" fo:background-color="#ffffff" loext:char-shading-value="0" style:font-size-asian="12pt" style:font-name-complex="Liberation Serif1" style:font-size-complex="12pt"/>
    </style:style>
    <style:style style:name="T26" style:family="text">
      <style:text-properties fo:color="#000000" style:font-name="Liberation Serif" fo:font-size="12pt" officeooo:rsid="001472f4" fo:background-color="#ffffff" loext:char-shading-value="0" style:font-size-asian="12pt" style:font-name-complex="Liberation Serif1" style:font-size-complex="12pt"/>
    </style:style>
    <style:style style:name="T27" style:family="text">
      <style:text-properties fo:color="#000000" style:font-name="Liberation Serif" fo:font-size="12pt" officeooo:rsid="0016ab96" fo:background-color="#ffffff" loext:char-shading-value="0" style:font-size-asian="12pt" style:font-name-complex="Liberation Serif1" style:font-size-complex="12pt"/>
    </style:style>
    <style:style style:name="T28" style:family="text">
      <style:text-properties fo:color="#000000" style:font-name="Liberation Serif" fo:font-size="12pt" officeooo:rsid="001c23fc" fo:background-color="#ffffff" loext:char-shading-value="0" style:font-size-asian="12pt" style:font-name-complex="Liberation Serif1" style:font-size-complex="12pt"/>
    </style:style>
    <style:style style:name="T29" style:family="text">
      <style:text-properties fo:color="#000000" style:font-name="Liberation Serif" fo:font-size="12pt" officeooo:rsid="00283edf" fo:background-color="#ffffff" loext:char-shading-value="0" style:font-size-asian="12pt" style:font-name-complex="Liberation Serif1" style:font-size-complex="12pt"/>
    </style:style>
    <style:style style:name="T30" style:family="text">
      <style:text-properties fo:color="#000000" style:font-name="Liberation Serif" fo:font-size="12pt" fo:background-color="#ffffff" loext:char-shading-value="0" style:font-size-asian="12pt" style:font-size-complex="12pt"/>
    </style:style>
    <style:style style:name="T31" style:family="text">
      <style:text-properties fo:color="#000000" style:font-name="Liberation Serif" fo:font-size="12pt" officeooo:rsid="0016ab96" fo:background-color="#ffffff" loext:char-shading-value="0" style:font-size-asian="12pt" style:font-size-complex="12pt"/>
    </style:style>
    <style:style style:name="T32" style:family="text">
      <style:text-properties fo:color="#000000" style:font-name="Liberation Serif" fo:font-size="12pt" officeooo:rsid="001758b2" fo:background-color="#ffffff" loext:char-shading-value="0" style:font-size-asian="12pt" style:font-size-complex="12pt"/>
    </style:style>
    <style:style style:name="T33" style:family="text">
      <style:text-properties fo:color="#000000" style:font-name="Liberation Serif" fo:font-size="12pt" officeooo:rsid="001a4322" fo:background-color="#ffffff" loext:char-shading-value="0" style:font-size-asian="12pt" style:font-size-complex="12pt"/>
    </style:style>
    <style:style style:name="T34" style:family="text">
      <style:text-properties fo:color="#000000" style:font-name="Liberation Serif" fo:font-size="12pt" officeooo:rsid="001aaed7" fo:background-color="#ffffff" loext:char-shading-value="0" style:font-size-asian="12pt" style:font-size-complex="12pt"/>
    </style:style>
    <style:style style:name="T35" style:family="text">
      <style:text-properties fo:color="#000000" style:font-name="Liberation Serif" fo:font-size="12pt" officeooo:rsid="001c4c94" fo:background-color="#ffffff" loext:char-shading-value="0" style:font-size-asian="12pt" style:font-size-complex="12pt"/>
    </style:style>
    <style:style style:name="T36" style:family="text">
      <style:text-properties fo:color="#000000" style:font-name="Liberation Serif" fo:font-size="12pt" officeooo:rsid="001c23fc" fo:background-color="#ffffff" loext:char-shading-value="0" style:font-size-asian="12pt" style:font-size-complex="12pt"/>
    </style:style>
    <style:style style:name="T37" style:family="text">
      <style:text-properties fo:color="#000000" style:font-name="Liberation Serif" fo:font-size="12pt" officeooo:rsid="001c23fc" fo:background-color="#ffffff" loext:char-shading-value="0" style:font-size-asian="10.5pt" style:font-name-complex="Courier New1" style:font-size-complex="12pt"/>
    </style:style>
    <style:style style:name="T38" style:family="text">
      <style:text-properties fo:color="#000000" style:font-name="Liberation Serif" fo:font-size="12pt" fo:background-color="#ffffff" loext:char-shading-value="0" style:font-size-asian="10.5pt" style:font-size-complex="12pt"/>
    </style:style>
    <style:style style:name="T39" style:family="text">
      <style:text-properties fo:color="#000000" style:font-name="Liberation Serif" fo:font-size="12pt" officeooo:rsid="001c4c94" fo:background-color="#ffffff" loext:char-shading-value="0" style:font-size-asian="10.5pt" style:font-size-complex="12pt"/>
    </style:style>
    <style:style style:name="T40" style:family="text">
      <style:text-properties fo:color="#000000" style:font-name="Liberation Serif" fo:font-size="12pt" officeooo:rsid="001e2c41" fo:background-color="#ffffff" loext:char-shading-value="0" style:font-size-asian="10.5pt" style:font-size-complex="12pt"/>
    </style:style>
    <style:style style:name="T41" style:family="text">
      <style:text-properties fo:color="#000000" style:font-name="Liberation Serif" fo:font-size="12pt" officeooo:rsid="001fb738" fo:background-color="#ffffff" loext:char-shading-value="0" style:font-size-asian="10.5pt" style:font-size-complex="12pt"/>
    </style:style>
    <style:style style:name="T42" style:family="text">
      <style:text-properties fo:color="#000000" style:font-name="Liberation Serif" fo:font-size="12pt" officeooo:rsid="002040c3" fo:background-color="#ffffff" loext:char-shading-value="0" style:font-size-asian="10.5pt" style:font-size-complex="12pt"/>
    </style:style>
    <style:style style:name="T43" style:family="text">
      <style:text-properties fo:color="#000000" style:font-name="Liberation Serif" fo:font-size="12pt" officeooo:rsid="00207552" fo:background-color="#ffffff" loext:char-shading-value="0" style:font-size-asian="10.5pt" style:font-size-complex="12pt"/>
    </style:style>
    <style:style style:name="T44" style:family="text">
      <style:text-properties fo:color="#000000" style:font-name="Liberation Serif" fo:font-size="12pt" officeooo:rsid="00246508" fo:background-color="#ffffff" loext:char-shading-value="0" style:font-size-asian="10.5pt" style:font-size-complex="12pt"/>
    </style:style>
    <style:style style:name="T45" style:family="text">
      <style:text-properties fo:color="#000000" style:font-name="Liberation Serif" fo:font-size="12pt" style:text-underline-style="none" fo:font-weight="normal" officeooo:rsid="001472f4" fo:background-color="#ffffff" loext:char-shading-value="0" style:font-size-asian="12pt" style:font-weight-asian="normal" style:font-name-complex="Liberation Serif1" style:font-size-complex="12pt" style:font-weight-complex="normal"/>
    </style:style>
    <style:style style:name="T46" style:family="text">
      <style:text-properties fo:color="#000000" style:font-name="Liberation Serif" fo:font-size="12pt" fo:font-style="italic" officeooo:rsid="001fb738" fo:background-color="#ffffff" loext:char-shading-value="0" style:font-size-asian="10.5pt" style:font-style-asian="italic" style:font-size-complex="12pt" style:font-style-complex="italic"/>
    </style:style>
    <style:style style:name="T47" style:family="text">
      <style:text-properties fo:color="#000000" style:font-name="Liberation Serif" fo:font-size="12pt" fo:font-style="italic" officeooo:rsid="00207552" fo:background-color="#ffffff" loext:char-shading-value="0" style:font-size-asian="10.5pt" style:font-style-asian="italic" style:font-size-complex="12pt" style:font-style-complex="italic"/>
    </style:style>
    <style:style style:name="T48" style:family="text">
      <style:text-properties fo:color="#000000" style:font-name="Liberation Sans" fo:font-size="12pt" officeooo:rsid="0015ef57" fo:background-color="#ffffff" loext:char-shading-value="0" style:font-size-asian="12pt" style:font-name-complex="Courier New1" style:font-size-complex="12pt"/>
    </style:style>
    <style:style style:name="T49" style:family="text">
      <style:text-properties fo:color="#000000" style:font-name="Liberation Sans" fo:font-size="12pt" officeooo:rsid="0016ab96" fo:background-color="#ffffff" loext:char-shading-value="0" style:font-size-asian="12pt" style:font-name-complex="Courier New1" style:font-size-complex="12pt"/>
    </style:style>
    <style:style style:name="T50" style:family="text">
      <style:text-properties fo:color="#000000" style:font-name="Liberation Sans" fo:font-size="12pt" officeooo:rsid="001758b2" fo:background-color="#ffffff" loext:char-shading-value="0" style:font-size-asian="12pt" style:font-name-complex="Courier New1" style:font-size-complex="12pt"/>
    </style:style>
    <style:style style:name="T51" style:family="text">
      <style:text-properties fo:color="#000000" style:font-name="Liberation Sans" fo:font-size="12pt" officeooo:rsid="0025f8e3" fo:background-color="#ffffff" loext:char-shading-value="0" style:font-size-asian="12pt" style:font-name-complex="Courier New1" style:font-size-complex="12pt"/>
    </style:style>
    <style:style style:name="T52" style:family="text">
      <style:text-properties fo:color="#000000" style:font-name="Liberation Sans" fo:font-size="12pt" fo:background-color="#ffffff" loext:char-shading-value="0" style:font-size-asian="12pt" style:font-name-complex="Liberation Serif1" style:font-size-complex="12pt"/>
    </style:style>
    <style:style style:name="T53" style:family="text">
      <style:text-properties fo:color="#000000" style:font-name="Liberation Sans" fo:font-size="12pt" officeooo:rsid="0016ab96" fo:background-color="#ffffff" loext:char-shading-value="0" style:font-size-asian="12pt" style:font-name-complex="Liberation Serif1" style:font-size-complex="12pt"/>
    </style:style>
    <style:style style:name="T54" style:family="text">
      <style:text-properties fo:color="#000000" style:font-name="Liberation Sans" fo:font-size="12pt" officeooo:rsid="0025f8e3" fo:background-color="#ffffff" loext:char-shading-value="0" style:font-size-asian="12pt" style:font-name-complex="Liberation Serif1" style:font-size-complex="12pt"/>
    </style:style>
    <style:style style:name="T55" style:family="text">
      <style:text-properties fo:color="#000000" style:font-name="Courier New" fo:font-size="9.5pt" fo:background-color="#ffffff" loext:char-shading-value="0" style:font-size-asian="9.5pt"/>
    </style:style>
    <style:style style:name="T56" style:family="text">
      <style:text-properties fo:color="#000000" style:font-name="Courier New" fo:font-size="9.5pt" officeooo:rsid="0016ab96" fo:background-color="#ffffff" loext:char-shading-value="0" style:font-size-asian="9.5pt"/>
    </style:style>
    <style:style style:name="T57" style:family="text">
      <style:text-properties fo:color="#000000" style:font-name="Courier New" fo:font-size="10pt" fo:background-color="#ffffff" loext:char-shading-value="0" style:font-size-asian="10pt" style:font-name-complex="Courier New1" style:font-size-complex="10pt"/>
    </style:style>
    <style:style style:name="T58" style:family="text">
      <style:text-properties fo:color="#000000" style:font-name="Courier New" fo:font-size="10pt" officeooo:rsid="0016ab96" fo:background-color="#ffffff" loext:char-shading-value="0" style:font-size-asian="10pt" style:font-name-complex="Courier New1" style:font-size-complex="10pt"/>
    </style:style>
    <style:style style:name="T59" style:family="text">
      <style:text-properties fo:color="#000000" style:font-name="Courier New" fo:font-size="10pt" officeooo:rsid="001758b2" fo:background-color="#ffffff" loext:char-shading-value="0" style:font-size-asian="10pt" style:font-name-complex="Courier New1" style:font-size-complex="10pt"/>
    </style:style>
    <style:style style:name="T60" style:family="text">
      <style:text-properties fo:color="#000000" style:font-name="Courier New" fo:font-size="10pt" fo:background-color="#ffffff" loext:char-shading-value="0" style:font-size-asian="10pt" style:font-size-complex="10pt"/>
    </style:style>
    <style:style style:name="T61" style:family="text">
      <style:text-properties fo:color="#000000" style:font-name="Courier New" fo:font-size="10pt" officeooo:rsid="001a4322" fo:background-color="#ffffff" loext:char-shading-value="0" style:font-size-asian="10pt" style:font-size-complex="10pt"/>
    </style:style>
    <style:style style:name="T62" style:family="text">
      <style:text-properties fo:color="#000000" style:font-name="Courier New" fo:font-size="10pt" officeooo:rsid="001aaed7" fo:background-color="#ffffff" loext:char-shading-value="0" style:font-size-asian="10pt" style:font-size-complex="10pt"/>
    </style:style>
    <style:style style:name="T63" style:family="text">
      <style:text-properties fo:color="#000000" style:font-name="Courier New" fo:font-size="10pt" officeooo:rsid="001c4c94" fo:background-color="#ffffff" loext:char-shading-value="0" style:font-size-asian="10pt" style:font-size-complex="10pt"/>
    </style:style>
    <style:style style:name="T64" style:family="text">
      <style:text-properties fo:color="#000000" style:font-name="Courier New" fo:font-size="10pt" officeooo:rsid="001e2c41" fo:background-color="#ffffff" loext:char-shading-value="0" style:font-size-asian="10pt" style:font-size-complex="10pt"/>
    </style:style>
    <style:style style:name="T65" style:family="text">
      <style:text-properties fo:color="#000000" style:font-name="Courier New" fo:font-size="10pt" officeooo:rsid="001d7220" fo:background-color="#ffffff" loext:char-shading-value="0" style:font-size-asian="10pt" style:font-size-complex="10pt"/>
    </style:style>
    <style:style style:name="T66" style:family="text">
      <style:text-properties fo:color="#000000" style:font-name="Courier New" fo:font-size="10pt" officeooo:rsid="001fb738" fo:background-color="#ffffff" loext:char-shading-value="0" style:font-size-asian="10pt" style:font-size-complex="10pt"/>
    </style:style>
    <style:style style:name="T67" style:family="text">
      <style:text-properties fo:color="#000000" style:font-name="Courier New" fo:font-size="10pt" officeooo:rsid="00207552" fo:background-color="#ffffff" loext:char-shading-value="0" style:font-size-asian="10pt" style:font-size-complex="10pt"/>
    </style:style>
    <style:style style:name="T68" style:family="text">
      <style:text-properties fo:color="#000000" style:font-name="Courier New" fo:font-size="10pt" officeooo:rsid="002147df" fo:background-color="#ffffff" loext:char-shading-value="0" style:font-size-asian="10pt" style:font-size-complex="10pt"/>
    </style:style>
    <style:style style:name="T69" style:family="text">
      <style:text-properties officeooo:rsid="0012c030"/>
    </style:style>
    <style:style style:name="T70" style:family="text">
      <style:text-properties fo:color="#2b91af" style:font-name="Consolas" fo:font-size="9.5pt" fo:background-color="#ffffff" loext:char-shading-value="0" style:font-size-asian="9.5pt"/>
    </style:style>
    <style:style style:name="T71" style:family="text">
      <style:text-properties fo:color="#2b91af" style:font-name="Courier New" fo:font-size="10pt" fo:background-color="#ffffff" loext:char-shading-value="0" style:font-size-asian="10pt" style:font-name-complex="Courier New1" style:font-size-complex="10pt"/>
    </style:style>
    <style:style style:name="T72" style:family="text">
      <style:text-properties fo:color="#2b91af" style:font-name="Courier New" fo:font-size="10pt" officeooo:rsid="001e2c41" fo:background-color="#ffffff" loext:char-shading-value="0" style:font-size-asian="10pt" style:font-size-complex="10pt"/>
    </style:style>
    <style:style style:name="T73" style:family="text">
      <style:text-properties fo:color="#2b91af" style:font-name="Courier New" fo:font-size="10pt" officeooo:rsid="001fb738" fo:background-color="#ffffff" loext:char-shading-value="0" style:font-size-asian="10pt" style:font-size-complex="10pt"/>
    </style:style>
    <style:style style:name="T74" style:family="text">
      <style:text-properties fo:color="#2b91af" style:font-name="Courier New" fo:font-size="10pt" officeooo:rsid="00207552" fo:background-color="#ffffff" loext:char-shading-value="0" style:font-size-asian="10pt" style:font-size-complex="10pt"/>
    </style:style>
    <style:style style:name="T75" style:family="text">
      <style:text-properties fo:color="#008000" style:font-name="Consolas" fo:font-size="9.5pt" fo:background-color="#ffffff" loext:char-shading-value="0" style:font-size-asian="9.5pt" style:font-name-complex="Consolas" style:font-size-complex="10pt"/>
    </style:style>
    <style:style style:name="T76" style:family="text">
      <style:text-properties style:font-name="Courier New"/>
    </style:style>
    <style:style style:name="T77" style:family="text">
      <style:text-properties style:font-name="Courier New" officeooo:rsid="001065b3"/>
    </style:style>
    <style:style style:name="T78" style:family="text">
      <style:text-properties fo:color="#0000ff" style:font-name="Courier New" fo:font-size="10pt" fo:background-color="#ffffff" loext:char-shading-value="0" style:font-size-asian="10pt" style:font-size-complex="10pt"/>
    </style:style>
    <style:style style:name="T79" style:family="text">
      <style:text-properties fo:color="#808080" style:font-name="Courier New" fo:font-size="10pt" fo:background-color="#ffffff" loext:char-shading-value="0" style:font-size-asian="10pt" style:font-size-complex="10pt"/>
    </style:style>
    <style:style style:name="T80" style:family="text">
      <style:text-properties fo:color="#6f008a" style:font-name="Courier New" fo:font-size="10pt" fo:background-color="#ffffff" loext:char-shading-value="0" style:font-size-asian="10pt" style:font-size-complex="10pt"/>
    </style:style>
    <style:style style:name="T81" style:family="text">
      <style:text-properties fo:color="#6f008a" style:font-name="Courier New" fo:font-size="10pt" officeooo:rsid="001e2c41" fo:background-color="#ffffff" loext:char-shading-value="0" style:font-size-asian="10pt" style:font-size-complex="10pt"/>
    </style:style>
    <style:style style:name="T82" style:family="text">
      <style:text-properties officeooo:rsid="002576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reation and Processing</text:p>
      <text:p text:style-name="P1">of BViewer Abstract (.AXT) Files</text:p>
      <text:p text:style-name="P25"/>
      <text:p text:style-name="P25">Tom Atwood<text:tab/><text:tab/><text:tab/><text:tab/><text:tab/><text:tab/><text:tab/><text:tab/><text:tab/><text:tab/><text:tab/><text:span text:style-name="T1">4</text:span>/<text:span text:style-name="T82">6</text:span>/201<text:span text:style-name="T1">9</text:span></text:p>
      <text:p text:style-name="P24"/>
      <text:h text:style-name="P39" text:outline-level="2">Study Data Processing Sequence</text:h>
      <text:p text:style-name="P2"/>
      <text:p text:style-name="Text_20_body">To fully understand the context in which the .<text:span text:style-name="T1">AXT</text:span> files are created and <text:span text:style-name="T1">processed</text:span>, consider the following steps in the reading and interpretation of a Dicom image file:</text:p>
      <text:p text:style-name="Text_20_body"/>
      <text:p text:style-name="Text_20_body"><text:span text:style-name="T2">Step 1:</text:span><text:span text:style-name="T3"> <text:s/>BRetriever reads the Dicom image file and decodes the information stored in the various Dicom data elements. <text:s/>During this decoding, BRetriever identifies, translates and assembles the particular Dicom elements that have semantic significance for BViewer. <text:s/>BRetriever outputs these elements in the form of a temporary .AXT file, saved in the ...\BViewer\BRetriever\Abstracts\Local folder. <text:s/>This .AXT file contains all the information used by BViewer to create the initial BViewer </text:span><text:span text:style-name="T4">study</text:span><text:span text:style-name="T3">.</text:span></text:p>
      <text:p text:style-name="Text_20_body">A sample of one of these temporary <text:span text:style-name="T6">.AXT</text:span> <text:span text:style-name="T6">text </text:span>files produced by BRetriever is included with this document.<text:span text:style-name="T6"> <text:s/>The first few fields are:</text:span></text:p>
      <text:p text:style-name="P37"><text:span text:style-name="T76">DestinationAE,PatientName,PatientID,PatientBirthDate,PatientSex,PatientComments,StudyDate</text:span><text:span text:style-name="T77">,...</text:span></text:p>
      <text:p text:style-name="P36">,Lastname^Firstname,3232,19000101, <text:s/>,,20100512,<text:span text:style-name="T6">...</text:span></text:p>
      <text:p text:style-name="P35"/>
      <text:p text:style-name="Text_20_body"><text:s/>The information in this text file consists of a title line identifying the various data fields, followed by one line of data for each study contained in the file. <text:s/><text:span text:style-name="T6">The fields are separated by commas, using a conventional Comma-Separated-Values (CSV) format.</text:span></text:p>
      <text:p text:style-name="P4"/>
      <text:p text:style-name="Text_20_body"><text:span text:style-name="T2">Step 2:</text:span><text:span text:style-name="T3"> <text:s/>Whenever BViewer is started, and from time to time while it is running, it reads any .</text:span><text:span text:style-name="T5">AXT</text:span><text:span text:style-name="T3"> file it finds in the ...\BViewer\BRetriever\Abstracts\Local folder. <text:s/>After the reader has completed and approved the interpretation, the completed study data are </text:span><text:span text:style-name="T5">exported</text:span><text:span text:style-name="T3"> into a .AXT file in the ...\BViewer\BRetriever\Abstracts\Export folder.</text:span><text:span text:style-name="T5"> <text:s/>The .AXT file exported by BViewer contains not only the original study information supplied by BRetriever, but also the results of the interpretation.</text:span></text:p>
      <text:p text:style-name="P29"/>
      <text:h text:style-name="P40" text:outline-level="2">Source Code<text:span text:style-name="T69"> Processing of .AXT Files</text:span></text:h>
      <text:p text:style-name="P3">During BViewer startup initialization <text:span text:style-name="T70">CBViewerApp</text:span><text:span text:style-name="T12">::InitInstance()</text:span> calls the <text:span text:style-name="T7">BViewer.cpp</text:span><text:span text:style-name="T10">::SetUpAvailableStudies()</text:span><text:span text:style-name="T8"> </text:span><text:span text:style-name="T25">function to read all the existing .SDY files in the ...\BViewer\Data directory. <text:s/>These studies are used to restore BViewer's study selection list. <text:s/>Thus, the studies appearing in the selection list correspond to the .SDY files currently in the \Data folder. <text:s/>They </text:span><text:soft-page-break/><text:span text:style-name="T25">may include studies that have already been interpreted but not yet deleted, as well as unread studies from BRetriever, along with any partially interpreted studies.</text:span></text:p>
      <text:p text:style-name="P6">As soon as this processing of existing study files has been completed, the following function is called to start the polling for any new studies processed by BRetriever:</text:p>
      <text:p text:style-name="P34"><text:span text:style-name="T13"><text:tab/></text:span><text:span text:style-name="T75">// Start the timer for checking on new studies to be imported.</text:span></text:p>
      <text:p text:style-name="P30"><text:tab/>LaunchStudyUpdateTimer();</text:p>
      <text:p text:style-name="P31"/>
      <text:p text:style-name="Text_20_body"><text:span text:style-name="T25">This starts the</text:span><text:span text:style-name="T8"> </text:span><text:span text:style-name="T17">TimerThreadFunction</text:span><text:span text:style-name="T10">()</text:span><text:span text:style-name="T25">running on a separate thread, independently of any Windows activity of the BViewer program. <text:s/>This function checks for new studies every 5 seconds. <text:s/>If it finds a </text:span><text:span text:style-name="T26">.AXT</text:span><text:span text:style-name="T25"> file</text:span><text:span text:style-name="T26"> </text:span><text:span text:style-name="T45">in the ...\BViewer\BRetriever\Abstracts\Local folder</text:span><text:span text:style-name="T25">, it calls</text:span></text:p>
      <text:p text:style-name="Text_20_body"><text:span text:style-name="T8"><text:s/></text:span><text:span text:style-name="T10">Abstract.cpp::</text:span><text:span text:style-name="T17">ImportNewAbstractData(</text:span><text:span text:style-name="T10">)</text:span></text:p>
      <text:p text:style-name="P15"><text:span text:style-name="T51">(</text:span><text:span text:style-name="T48">with a reference to a function to be called for processing the CSV data</text:span><text:span text:style-name="T49">, which is </text:span><text:span text:style-name="T58">ProcessAbstractDataRow( </text:span><text:span text:style-name="T78">char</text:span><text:span text:style-name="T60"> *</text:span><text:span text:style-name="T79">pTitleRow</text:span><text:span text:style-name="T60">, </text:span><text:span text:style-name="T78">char</text:span><text:span text:style-name="T60"> *</text:span><text:span text:style-name="T79">pDataRow</text:span><text:span text:style-name="T60"> )</text:span><text:span text:style-name="T50"> in BViewer.cpp</text:span><text:span text:style-name="T52">.</text:span><text:span text:style-name="T54">)</text:span></text:p>
      <text:p text:style-name="P16"><text:span text:style-name="T27">The contents of <text:s/></text:span><text:span text:style-name="T29">the </text:span><text:span text:style-name="T27">.</text:span><text:span text:style-name="T29">AXT file</text:span><text:span text:style-name="T27"> are read by a call to the </text:span><text:span text:style-name="T55">ReadAbstractDataFile(</text:span><text:span text:style-name="T56">)</text:span><text:span text:style-name="T31"> function, including the </text:span><text:span text:style-name="T48">reference to </text:span><text:span text:style-name="T50">the </text:span><text:span text:style-name="T58">ProcessAbstractDataRow</text:span><text:span text:style-name="T59">()</text:span><text:span text:style-name="T48"> function to be called for processing the CSV data</text:span><text:span text:style-name="T53">.</text:span><text:span text:style-name="T31"> <text:s/>First the title line is read from the .AXT file. <text:s/>Then the data value line is read.</text:span><text:span text:style-name="T32"> <text:s/>Then </text:span><text:span text:style-name="T58">ProcessAbstractDataRow</text:span><text:span text:style-name="T59">() is called.</text:span></text:p>
      <text:p text:style-name="P13"><text:span text:style-name="T19">First the title row is checked to determine if there are any fields present that would indicate this .AXT file represents a previously interpreted study. <text:s/>If not, then the </text:span><text:span text:style-name="T58">ProcessAbstractDataRow</text:span><text:span text:style-name="T57">()</text:span><text:span text:style-name="T24"> function decodes the data values and populates a CStudy object which is manifested by a new entry in the study selection list.</text:span></text:p>
      <text:p text:style-name="P14"><text:span text:style-name="T24">If this .AXT file is determined to represent a previously interpreted study, then a call is made to the </text:span><text:span text:style-name="T57">ImportAbstractStudyRow()</text:span><text:span text:style-name="T19"> function in Export.cpp. <text:s/>This function in turn calls </text:span><text:span text:style-name="T57">CreateStudyfromAbstractExportFile()</text:span><text:span text:style-name="T19"> in Export.cpp, which uses the</text:span><text:span text:style-name="T14"> </text:span><text:span text:style-name="T71">EXPORT_COLUMN_FORMAT</text:span><text:span text:style-name="T60"> ExportList[]</text:span><text:span text:style-name="T15"> </text:span><text:span text:style-name="T20">table at the top of Export.cpp to decode the data in the .AXT file and populate a new CStudy object, </text:span><text:span text:style-name="T19">which is manifested by a new entry in the study selection list.</text:span></text:p>
      <text:h text:style-name="P41" text:outline-level="2">Batch Processing of .AXT Files</text:h>
      <text:p text:style-name="P17">Normally when new studies are created as a result of imported .AXT files, they are linked to the <text:span text:style-name="T12">ThisBViewerApp.m_NewlyArrivedStudyList</text:span><text:span text:style-name="T38">. <text:s/>Studies linked to this list do not immediately appear in the study selection list. <text:s/>Instead, they cause the</text:span><text:span text:style-name="T30"> green "Add Newly Arrived Images" to appear, enabling the reader to load the new images into the list whenever it is convenient.</text:span></text:p>
      <text:p text:style-name="P18"><text:span text:style-name="T33">However, if customized batch processing is enabled, the new images are linked to the </text:span><text:span text:style-name="T61">ThisBViewerApp.m_AvailableStudyList</text:span><text:span text:style-name="T34">, which causes them to immediately become displayed in the study selection list. <text:s/>Also, the </text:span><text:span text:style-name="T16">ThisBViewerApp.m_AutoLoadSOPInstanceUID</text:span><text:span text:style-name="T34"> is loaded with the </text:span><text:span text:style-name="T62">SOPInstanceUID</text:span><text:span text:style-name="T34"> value for this study. </text:span></text:p>
      <text:p text:style-name="P19"><text:soft-page-break/><text:span text:style-name="T34">L</text:span><text:span text:style-name="T36">et us now return to </text:span><text:span text:style-name="T28">the</text:span><text:span text:style-name="T9"> </text:span><text:span text:style-name="T18">TimerThreadFunction</text:span><text:span text:style-name="T11">()</text:span><text:span text:style-name="T37">, which</text:span><text:span text:style-name="T28"> checks for new studies every 5 seconds.</text:span><text:span text:style-name="T36"> </text:span><text:span text:style-name="T35"><text:s/>After it has processed any pending .AXT files, the timer thread function checks whether batch processing is enabled. <text:s/>If so, it checks the list of available studies to see if there are any previously interpreted ones </text:span><text:span text:style-name="T36"><text:s text:c="2"/>imported from .</text:span><text:span text:style-name="T35">AXT</text:span><text:span text:style-name="T36"> files.</text:span><text:span text:style-name="T35"> <text:s/>(Any CStudy object created from such a file has its </text:span><text:span text:style-name="T63">pStudy -&gt; m_bStudyWasPreviouslyInterpreted</text:span><text:span text:style-name="T39"> set to TRUE.)</text:span></text:p>
      <text:p text:style-name="P20"><text:span text:style-name="T39">I</text:span><text:span text:style-name="T38">f a pre-interpreted study is found, the timer thread function sends </text:span><text:span text:style-name="T40">out </text:span><text:span text:style-name="T38">a Windows </text:span><text:span text:style-name="T80">WM_AUTOPROCESS</text:span><text:span text:style-name="T81"> <text:s/></text:span><text:span text:style-name="T38">message</text:span><text:span text:style-name="T40">. <text:s/>This message will be captured by the </text:span><text:span text:style-name="T72">CMainFrame</text:span><text:span text:style-name="T60">::OnAutoProcess(</text:span><text:span text:style-name="T64">)</text:span><text:span text:style-name="T40"> function. <text:s/>This message send and receive procedure transfers any further activity associated with batch processing off of the timer thread and onto a Windows thread. <text:s/>This is necessary because the time thread needs to be kept free of excessive processing requirements.</text:span></text:p>
      <text:p text:style-name="P21"><text:span text:style-name="T41">T</text:span><text:span text:style-name="T40">he </text:span><text:span text:style-name="T72">CMainFrame</text:span><text:span text:style-name="T65">::OnAutoProcess(</text:span><text:span text:style-name="T64">)</text:span><text:span text:style-name="T40"> function</text:span><text:span text:style-name="T41"> </text:span><text:span text:style-name="T40">c</text:span><text:span text:style-name="T41">alls </text:span><text:span text:style-name="T73">CMainFrame</text:span><text:span text:style-name="T66">::AutoProcessTheNextImage()</text:span><text:span text:style-name="T41">. <text:s/>This function sets the currently active tab to the </text:span><text:span text:style-name="T46">Compose Report</text:span><text:span text:style-name="T41"> screen. <text:s/></text:span><text:span text:style-name="T42">It then searches for the first previously interpreted study in the available studies list and designates it as the (globally recognized) current study. <text:s/></text:span><text:span text:style-name="T43">To process the study it calls </text:span><text:span text:style-name="T74">CComposeReportPage</text:span><text:span text:style-name="T66">::ProduceAutomaticReport()</text:span><text:span text:style-name="T43">. <text:s/>This function in turn invokes the </text:span><text:span text:style-name="T74">CComposeReportPage</text:span><text:span text:style-name="T60">::</text:span><text:span text:style-name="T67">OnBnClickedApproveReportButton()</text:span><text:span text:style-name="T68"> </text:span><text:span text:style-name="T43">function, simulating the user clicking the </text:span><text:span text:style-name="T47">Approve Report</text:span><text:span text:style-name="T43"> button.</text:span></text:p>
      <text:p text:style-name="P22"><text:span text:style-name="T43">F</text:span><text:span text:style-name="T38">or batch processing, the check for an incomplete interpretation is bypassed, along with the capture of the current date of reading and the date and time of approval.</text:span></text:p>
      <text:p text:style-name="P8">At this point in the approval processing, an exported .AXT file is created. <text:s/>This occurs whether or not batch processing is active. <text:s/>The .PNG report files for pages 1 and 2 are saved.</text:p>
      <text:p text:style-name="P23"><text:span text:style-name="T38">The </text:span><text:span text:style-name="T60">ProcessEventSubscription()</text:span><text:span text:style-name="T38"> function in Configuration.cpp is called. <text:s/>If a customized subscription to the report approval event has been created, then the appropriate call will be made to the designated external program. <text:s/>An example of such a call is to enable automatic conversion of the .PNG report files to the .PDF format.</text:span></text:p>
      <text:p text:style-name="P23"><text:span text:style-name="T38">This concludes the batch processing of the current study. <text:s/>It is then deleted.</text:span><text:span text:style-name="T44"> <text:s/>The study selection tab is activated and the list of studies is updated. <text:s/>The next cycle of the timer thread will automatically activate processing of the next previously interpreted study in the selection list.</text:span></text:p>
      <text:p text:style-name="P8"/>
      <text:p text:style-name="P9"><text:s text:c="2"/></text:p>
      <text:p text:style-name="P10"/>
      <text:p text:style-name="P11"/>
      <text:p text:style-name="P7"/>
      <text:p text:style-name="P33"/>
      <text:p text:style-name="P5"/>
      <text:p text:style-name="P32"/>
      <text:p text:style-name="P32"><text:soft-page-break/></text:p>
      <text:p text:style-name="Text_20_body"/>
      <text:p text:style-name="P31"/>
      <text:p text:style-name="P12"/>
      <text:p text:style-name="P27"/>
      <text:p text:style-name="P38"/>
      <text:p text:style-name="P27"/>
      <text:p text:style-name="P26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1" svg:font-family="Consolas" style:font-family-generic="modern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4:55:43.333000000</meta:creation-date>
    <dc:date>2019-04-06T16:37:10.183000000</dc:date>
    <meta:editing-duration>PT55M15S</meta:editing-duration>
    <meta:editing-cycles>13</meta:editing-cycles>
    <meta:generator>LibreOffice/5.4.5.1$Windows_X86_64 LibreOffice_project/79c9829dd5d8054ec39a82dc51cd9eff340dbee8</meta:generator>
    <meta:document-statistic meta:table-count="0" meta:image-count="0" meta:object-count="0" meta:page-count="4" meta:paragraph-count="33" meta:word-count="1069" meta:character-count="7316" meta:non-whitespace-character-count="6218"/>
  </office:meta>
</office:document-meta>
</file>